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P11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9-Maj 12.</text:p>
      <text:p text:style-name="P5"/>
      <text:p text:style-name="P5"/>
      <text:h text:style-name="P1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19-05-12T18:28:21</dc:date>
    <meta:print-date>2007-11-20T11:49:00</meta:print-date>
    <meta:editing-cycles>24</meta:editing-cycles>
    <meta:editing-duration>PT20M8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14" meta:word-count="87" meta:character-count="686"/>
  </office:meta>
</office:document-meta>
</file>